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2" fo:language="pt" fo:country="PT" officeooo:paragraph-rsid="00059dd7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2" fo:language="pt" fo:country="PT" officeooo:rsid="001ea7e4" officeooo:paragraph-rsid="00059dd7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2" fo:language="pt" fo:country="PT" officeooo:rsid="001bfddc" officeooo:paragraph-rsid="00059dd7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2" officeooo:paragraph-rsid="00059dd7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6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410590" officeooo:paragraph-rsid="00059dd7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475c78" officeooo:paragraph-rsid="00059dd7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5f8cb" officeooo:paragraph-rsid="00059dd7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5df264" officeooo:paragraph-rsid="00059dd7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5ce2ea" officeooo:paragraph-rsid="00059dd7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3630e3" officeooo:paragraph-rsid="00059dd7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bfddc" officeooo:paragraph-rsid="00059dd7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7c58f" officeooo:paragraph-rsid="00059dd7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bc0f9" officeooo:paragraph-rsid="00059dd7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625994" officeooo:paragraph-rsid="00059dd7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3288a7" officeooo:paragraph-rsid="00059dd7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92b77" officeooo:paragraph-rsid="00059dd7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3e583f" officeooo:paragraph-rsid="00059dd7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3db95" officeooo:paragraph-rsid="00059dd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681ccd" officeooo:paragraph-rsid="00059dd7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fcfe3" officeooo:paragraph-rsid="001fcfe3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font-style="normal" fo:font-weight="normal" officeooo:paragraph-rsid="00059dd7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7788a" officeooo:paragraph-rsid="00059dd7"/>
    </style:style>
    <style:style style:name="P2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112578"/>
    </style:style>
    <style:style style:name="P2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14aad2"/>
    </style:style>
    <style:style style:name="P27" style:family="paragraph" style:parent-style-name="Text_20_body">
      <style:text-properties style:font-name="Arial2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28" style:family="paragraph" style:parent-style-name="Text_20_body">
      <style:text-properties style:font-name="Arial2" officeooo:rsid="007d8cc8" officeooo:paragraph-rsid="00059dd7"/>
    </style:style>
    <style:style style:name="P29" style:family="paragraph" style:parent-style-name="Text_20_body">
      <style:text-properties style:font-name="Arial2" officeooo:rsid="0079167c" officeooo:paragraph-rsid="00059dd7"/>
    </style:style>
    <style:style style:name="P30" style:family="paragraph" style:parent-style-name="Text_20_body">
      <style:text-properties style:font-name="Arial2" officeooo:paragraph-rsid="00059dd7"/>
    </style:style>
    <style:style style:name="P31" style:family="paragraph" style:parent-style-name="Text_20_body"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32" style:family="paragraph" style:parent-style-name="Text_20_body">
      <style:text-properties officeooo:rsid="00152766" officeooo:paragraph-rsid="00152766"/>
    </style:style>
    <style:style style:name="P33" style:family="paragraph" style:parent-style-name="Text_20_body">
      <style:text-properties style:font-name="Arial" officeooo:rsid="00152766" officeooo:paragraph-rsid="00152766"/>
    </style:style>
    <style:style style:name="P34" style:family="paragraph" style:parent-style-name="Heading_20_1">
      <style:text-properties style:font-name="Arial2" officeooo:paragraph-rsid="000c0079"/>
    </style:style>
    <style:style style:name="P35" style:family="paragraph" style:parent-style-name="Heading_20_1">
      <style:text-properties style:font-name="Arial2" officeooo:paragraph-rsid="00059dd7"/>
    </style:style>
    <style:style style:name="P36" style:family="paragraph" style:parent-style-name="Heading_20_1">
      <style:text-properties style:font-name="Arial2" officeooo:rsid="0079167c" officeooo:paragraph-rsid="00059dd7"/>
    </style:style>
    <style:style style:name="P37" style:family="paragraph" style:parent-style-name="Heading_20_1"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c0079"/>
    </style:style>
    <style:style style:name="P38" style:family="paragraph" style:parent-style-name="Heading_20_1">
      <style:text-properties style:font-name="Arial" officeooo:rsid="00152766" officeooo:paragraph-rsid="00152766"/>
    </style:style>
    <style:style style:name="P39" style:family="paragraph" style:parent-style-name="Heading_20_2">
      <style:text-properties style:font-name="Arial2" officeooo:paragraph-rsid="00059dd7"/>
    </style:style>
    <style:style style:name="P40" style:family="paragraph" style:parent-style-name="Heading_20_2">
      <style:text-properties style:font-name="Arial2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41" style:family="paragraph" style:parent-style-name="Heading_20_3">
      <style:text-properties style:font-name="Arial2" officeooo:paragraph-rsid="00059dd7"/>
    </style:style>
    <style:style style:name="P42" style:family="paragraph" style:parent-style-name="Text_20_body" style:list-style-name="L1">
      <style:paragraph-properties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rsid="0012a240" officeooo:paragraph-rsid="00059dd7"/>
    </style:style>
    <style:style style:name="P43" style:family="paragraph" style:parent-style-name="Text_20_body" style:list-style-name="L2">
      <style:paragraph-properties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44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officeooo:paragraph-rsid="00059dd7"/>
    </style:style>
    <style:style style:name="P45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46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47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2" fo:font-size="12pt" fo:letter-spacing="normal" fo:language="pt" fo:country="PT" fo:font-style="normal" fo:font-weight="normal" officeooo:rsid="0043baa9" officeooo:paragraph-rsid="00059dd7"/>
    </style:style>
    <style:style style:name="P48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49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50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51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642d10" officeooo:paragraph-rsid="00059dd7"/>
    </style:style>
    <style:style style:name="P52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53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059dd7"/>
    </style:style>
    <style:style style:name="P54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caafc" officeooo:paragraph-rsid="001caafc"/>
    </style:style>
    <style:style style:name="P5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officeooo:paragraph-rsid="00059dd7"/>
    </style:style>
    <style:style style:name="T1" style:family="text">
      <style:text-properties officeooo:rsid="0012a240"/>
    </style:style>
    <style:style style:name="T2" style:family="text">
      <style:text-properties officeooo:rsid="004e88d5"/>
    </style:style>
    <style:style style:name="T3" style:family="text">
      <style:text-properties officeooo:rsid="009b42b9"/>
    </style:style>
    <style:style style:name="T4" style:family="text">
      <style:text-properties officeooo:rsid="00394a81"/>
    </style:style>
    <style:style style:name="T5" style:family="text">
      <style:text-properties officeooo:rsid="004520e7"/>
    </style:style>
    <style:style style:name="T6" style:family="text">
      <style:text-properties officeooo:rsid="0059ab6f"/>
    </style:style>
    <style:style style:name="T7" style:family="text">
      <style:text-properties officeooo:rsid="00467e81"/>
    </style:style>
    <style:style style:name="T8" style:family="text">
      <style:text-properties officeooo:rsid="004510c8"/>
    </style:style>
    <style:style style:name="T9" style:family="text">
      <style:text-properties officeooo:rsid="003630e3"/>
    </style:style>
    <style:style style:name="T10" style:family="text">
      <style:text-properties officeooo:rsid="006578c0"/>
    </style:style>
    <style:style style:name="T11" style:family="text">
      <style:text-properties officeooo:rsid="00414749"/>
    </style:style>
    <style:style style:name="T12" style:family="text">
      <style:text-properties officeooo:rsid="004257d4"/>
    </style:style>
    <style:style style:name="T13" style:family="text">
      <style:text-properties officeooo:rsid="008f278a"/>
    </style:style>
    <style:style style:name="T14" style:family="text">
      <style:text-properties officeooo:rsid="007a696b"/>
    </style:style>
    <style:style style:name="T15" style:family="text">
      <style:text-properties style:font-name="Arial2"/>
    </style:style>
    <style:style style:name="T16" style:family="text">
      <style:text-properties style:font-name="Arial2" officeooo:rsid="009cbb10"/>
    </style:style>
    <style:style style:name="T17" style:family="text">
      <style:text-properties style:font-name="Arial2" officeooo:rsid="009250bc"/>
    </style:style>
    <style:style style:name="T18" style:family="text">
      <style:text-properties style:font-name="Arial2" officeooo:rsid="00943ebf"/>
    </style:style>
    <style:style style:name="T19" style:family="text">
      <style:text-properties style:font-name="Arial2" officeooo:rsid="001aa2ee"/>
    </style:style>
    <style:style style:name="T20" style:family="text">
      <style:text-properties style:font-name="Arial2" officeooo:rsid="001943ba"/>
    </style:style>
    <style:style style:name="T21" style:family="text">
      <style:text-properties style:font-name="Arial2" officeooo:rsid="003e2072"/>
    </style:style>
    <style:style style:name="T22" style:family="text">
      <style:text-properties style:font-name="Arial2" officeooo:rsid="00112578"/>
    </style:style>
    <style:style style:name="T23" style:family="text">
      <style:text-properties style:font-name="Arial2" officeooo:rsid="0018fba1"/>
    </style:style>
    <style:style style:name="T24" style:family="text">
      <style:text-properties officeooo:rsid="00625994"/>
    </style:style>
    <style:style style:name="T25" style:family="text">
      <style:text-properties officeooo:rsid="003d1aed"/>
    </style:style>
    <style:style style:name="T26" style:family="text">
      <style:text-properties officeooo:rsid="005ce2ea"/>
    </style:style>
    <style:style style:name="T27" style:family="text">
      <style:text-properties officeooo:rsid="006ad6e4"/>
    </style:style>
    <style:style style:name="T28" style:family="text">
      <style:text-properties officeooo:rsid="0050d8d9"/>
    </style:style>
    <style:style style:name="T29" style:family="text">
      <style:text-properties officeooo:rsid="008d2f86"/>
    </style:style>
    <style:style style:name="T30" style:family="text">
      <style:text-properties officeooo:rsid="002c1396"/>
    </style:style>
    <style:style style:name="T31" style:family="text">
      <style:text-properties officeooo:rsid="0033f866"/>
    </style:style>
    <style:style style:name="T32" style:family="text">
      <style:text-properties officeooo:rsid="00681ccd"/>
    </style:style>
    <style:style style:name="T33" style:family="text">
      <style:text-properties fo:font-variant="normal" fo:text-transform="none" fo:color="#222222" fo:font-size="12pt" fo:letter-spacing="normal" fo:font-style="normal" fo:font-weight="normal"/>
    </style:style>
    <style:style style:name="T34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35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36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37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38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39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40" style:family="text">
      <style:text-properties fo:font-variant="normal" fo:text-transform="none" fo:color="#222222" style:font-name="Arial2" fo:font-size="12pt" fo:letter-spacing="normal" fo:language="pt" fo:country="PT" fo:font-style="normal" fo:font-weight="normal"/>
    </style:style>
    <style:style style:name="T41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394a81"/>
    </style:style>
    <style:style style:name="T42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2642f8"/>
    </style:style>
    <style:style style:name="T43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18fba1"/>
    </style:style>
    <style:style style:name="T44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1bf6b2"/>
    </style:style>
    <style:style style:name="T45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12a240"/>
    </style:style>
    <style:style style:name="T46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253a4e"/>
    </style:style>
    <style:style style:name="T47" style:family="text">
      <style:text-properties officeooo:rsid="00966f79"/>
    </style:style>
    <style:style style:name="T48" style:family="text">
      <style:text-properties officeooo:rsid="00642d10"/>
    </style:style>
    <style:style style:name="T49" style:family="text">
      <style:text-properties officeooo:rsid="007d8cc8"/>
    </style:style>
    <style:style style:name="T50" style:family="text">
      <style:text-properties officeooo:rsid="007ee605"/>
    </style:style>
    <style:style style:name="T51" style:family="text">
      <style:text-properties officeooo:rsid="00559ff7"/>
    </style:style>
    <style:style style:name="T52" style:family="text">
      <style:text-properties fo:language="pt" fo:country="PT" officeooo:rsid="00292b77"/>
    </style:style>
    <style:style style:name="T53" style:family="text">
      <style:text-properties fo:language="pt" fo:country="PT" officeooo:rsid="0075e470"/>
    </style:style>
    <style:style style:name="T54" style:family="text">
      <style:text-properties officeooo:rsid="006fe612"/>
    </style:style>
    <style:style style:name="T55" style:family="text">
      <style:text-properties style:font-name="Arial"/>
    </style:style>
    <style:style style:name="T56" style:family="text">
      <style:text-properties style:font-name="Arial" officeooo:rsid="0017001c"/>
    </style:style>
    <style:style style:name="T57" style:family="text">
      <style:text-properties style:font-name="Arial" officeooo:rsid="001ace9e"/>
    </style:style>
    <style:style style:name="T58" style:family="text">
      <style:text-properties officeooo:rsid="0018fba1"/>
    </style:style>
    <style:style style:name="T59" style:family="text">
      <style:text-properties officeooo:rsid="001e0394"/>
    </style:style>
    <style:style style:name="T60" style:family="text">
      <style:text-properties officeooo:rsid="002272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</text:list-style>
    <text:list-style style:name="L3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0"><draw:frame draw:style-name="fr1" draw:name="Image2" text:anchor-type="paragraph" svg:x="3.41cm" svg:y="-0.198cm" svg:width="8.602cm" svg:height="6.909cm" draw:z-index="2"><draw:image xlink:href="../estrutura.png" xlink:type="simple" xlink:show="embed" xlink:actuate="onLoad" loext:mime-type="image/png"/></draw:frame></text:p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4" text:outline-level="1">Em que consiste cada unidade</text:h>
      <text:h text:style-name="P37" text:outline-level="1">Sistema automatizado de:</text:h>
      <text:list xml:id="list2767981833" text:style-name="L1">
        <text:list-item>
          <text:p text:style-name="P44"><text:span text:style-name="T40">Cultivo, regadio, </text:span><text:span text:style-name="T41">crescimento</text:span><text:span text:style-name="T40"> </text:span><text:span text:style-name="T42">de batata doce e soja. A batata doce foi escolhida pelas suas </text:span><text:span text:style-name="T43">ótimas</text:span><text:span text:style-name="T42"> características nutricionais, resistência a pragas e por ser o tubérculo que maior quantidade de energia produz no mesmo espaço. A soja pela sua excelente proteína bastante completa com aminoácidos essenciais p</text:span><text:span text:style-name="T44">ara o</text:span><text:span text:style-name="T42"> ser humano.</text:span></text:p>
        </text:list-item>
        <text:list-item>
          <text:p text:style-name="P45">Manutenção de rega, gestão de luz <text:span text:style-name="T1">e</text:span> respiração.</text:p>
        </text:list-item>
        <text:list-item>
          <text:p text:style-name="P45">Colheita.</text:p>
        </text:list-item>
        <text:list-item>
          <text:p text:style-name="P42">Preparação de sopa de batata doce <text:span text:style-name="T2">com soja. A batata doce</text:span> co<text:span text:style-name="T5">m</text:span> <text:span text:style-name="T2">a </text:span>casca, após devidamente retirado<text:span text:style-name="T4">s</text:span> os oxalatos, que se consegue <text:span text:style-name="T5">depoi</text:span>s <text:span text:style-name="T5">de </text:span>ficarem 8 horas de molho. <text:span text:style-name="T2">A soja em grão verde...</text:span></text:p>
        </text:list-item>
      </text:list>
      <text:h text:style-name="P35" text:outline-level="1"><text:bookmark-start text:name="__RefHeading___Toc449_155589717"/>Vantagens da unidade<text:bookmark-end text:name="__RefHeading___Toc449_155589717"/></text:h>
      <text:list xml:id="list1916561795" text:style-name="L2">
        <text:list-item>
          <text:p text:style-name="P46">Invulnerável a tempestades meteorológicas <text:span text:style-name="T6">até magnitude bastante alta</text:span>.</text:p>
        </text:list-item>
        <text:list-item>
          <text:p text:style-name="P47">Anti pobreza, quem não tem como pagar tem este bem essencial.</text:p>
        </text:list-item>
        <text:list-item>
          <text:p text:style-name="P47">Anti crise económica, não é preciso dinheiro para beneficiar <text:span text:style-name="T7">d</text:span>este bem essencial, <text:span text:style-name="T6">o único custo é a produção da máquina</text:span>.</text:p>
        </text:list-item>
        <text:list-item>
          <text:p text:style-name="P46">Aproveitamento máximo de tempos de gestação (equivalente a entre 3 a 4 colheitas por ano).</text:p>
        </text:list-item>
        <text:list-item>
          <text:p text:style-name="P46">Colheitas irregulares, a colheita é individual e é feita consoante a necessidade e prontamente requerido.</text:p>
        </text:list-item>
        <text:list-item>
          <text:p text:style-name="P46">Cultivo réplica do tradicional.</text:p>
        </text:list-item>
        <text:list-item>
          <text:p text:style-name="P46">Auto-manutenção.</text:p>
        </text:list-item>
        <text:list-item>
          <text:p text:style-name="P46">Gestão <text:span text:style-name="T58">otimizada</text:span> para maximizar a produção.</text:p>
        </text:list-item>
        <text:list-item>
          <text:p text:style-name="P46"><text:span text:style-name="T3">Directo</text:span> ao consumidor.</text:p>
        </text:list-item>
        <text:list-item>
          <text:p text:style-name="P43">Logística zero, <text:span text:style-name="T8">é tudo feito no local.</text:span></text:p>
        </text:list-item>
      </text:list>
      <text:p text:style-name="P6"/>
      <text:h text:style-name="P35" text:outline-level="1"><text:bookmark-start text:name="__RefHeading___Toc451_155589717"/><text:soft-page-break/>Características<text:bookmark-end text:name="__RefHeading___Toc451_155589717"/></text:h>
      <text:h text:style-name="P39" text:outline-level="2"><text:bookmark-start text:name="__RefHeading___Toc582_155589717"/>Estrutura das unidades<text:bookmark-end text:name="__RefHeading___Toc582_155589717"/></text:h>
      <text:p text:style-name="P5">Estrutura auto-portante, em chapa de aço, acrílico, painéis solares, com as medidas adequadas ao transporte.</text:p>
      <text:p text:style-name="P5">As unidades de produção são de transporte adequado aos meios <text:span text:style-name="T58">atuais</text:span> <text:span text:style-name="T1">em medidas equivalentes a contentores de 40 pés</text:span>, <text:span text:style-name="T4">12000mm por 2500mm com 2700mm de altura,</text:span> podendo assim ir para locais onde são mais necessários. <text:span text:style-name="T9">A área de cultivo são aproximadamente 120 metros quadrados, que vão ser repartidos em 4 andares na unidade que tem 30 metros quadrados.</text:span></text:p>
      <text:p text:style-name="P7">Cada unidade contém aproximadamente 10 metros <text:span text:style-name="T10">cúbicos</text:span> de terra e reservatório de água <text:span text:style-name="T7">com</text:span> 3000 litros de agua, que é retida da chuva. O reservatório <text:span text:style-name="T11">de agua retém 100mm de pluviosidade e é anti evaporação.</text:span></text:p>
      <text:p text:style-name="P8">Contem painéis solares em toda a área no topo, divididos em 3 parcelas, com as medidas de 2500mm por 4000mm, em que todos contém seguidores solares controlados por GPS.</text:p>
      <text:p text:style-name="P9">O acesso é controlado por impressão digital, em que o sistema assim reconhece e disponibiliza a cada pessoa até 3 doses diárias.</text:p>
      <text:p text:style-name="P10">O botão de pedido de dose ou meia dose está incorporado no sensor de impressão digital, em que ao pressionar até ao meio gera meia dose, e se pressionar com mais força até ao fundo gera dose completa.</text:p>
      <text:p text:style-name="P10">Toda a unidade é feita de forma a que tenha o mínimo de material e aplicado o mais simples possível.</text:p>
      <text:h text:style-name="P35" text:outline-level="1"><text:bookmark-start text:name="__RefHeading___Toc453_155589717"/>Produção<text:bookmark-end text:name="__RefHeading___Toc453_155589717"/></text:h>
      <text:p text:style-name="P55">A pr<text:span text:style-name="T12">o</text:span>dução <text:span text:style-name="T1">de cada unidade </text:span>é contínua e é estimada a disponibilidade de <text:span text:style-name="T13">15 litros de sopa de </text:span>batata <text:span text:style-name="T1">doce com soja diariamente, mais ou menos espesso dependendo da quantidade crescida na área respetiva para cada dia</text:span>, <text:span text:style-name="T4">o equivalente a cerca de 50 doses de 0,3 litros,</text:span> <text:span text:style-name="T1">prontas a </text:span><text:span text:style-name="T45">c</text:span><text:span text:style-name="T46">onsumir</text:span> em cada unidade. <text:span text:style-name="T14">A imagem seguinte mostra 2 socalcos dos aproximadamente 1900 que tem a maquina.</text:span></text:p>
      <text:p text:style-name="P11"><draw:frame draw:style-name="fr2" draw:name="Image1" text:anchor-type="paragraph" svg:x="0.088cm" svg:y="0.249cm" svg:width="8.945cm" svg:height="6.906cm" draw:z-index="0"><draw:image xlink:href="../sucalco.png" xlink:type="simple" xlink:show="embed" xlink:actuate="onLoad" loext:mime-type="image/png"/></draw:frame>Tem uma placa de leds no exterior em que se consegue ver ao longe a quantidade de doses disponíveis, em que simplesmente fica apagado quando não tiver mais doses disponíveis, isto para evitar filas desnecessárias.</text:p>
      <text:p text:style-name="P26"><text:span text:style-name="T15">São unidades de produção automatizada </text:span><text:span text:style-name="T16">com</text:span><text:span text:style-name="T15"> custos de manutenção </text:span><text:span text:style-name="T16">mínimas </text:span><text:span text:style-name="T15">após </text:span><text:span text:style-name="T17">construídas</text:span><text:span text:style-name="T15">, totalmente ecológicas e servem-se dos recursos naturais Sol e chuva para funcionar em pleno. </text:span></text:p>
      <text:p text:style-name="P26"><text:soft-page-break/><text:span text:style-name="T15">Tem reservatório de captação d</text:span><text:span text:style-name="T22">e</text:span><text:span text:style-name="T15"> </text:span><text:span text:style-name="T22">agua da </text:span><text:span text:style-name="T15">chuva, </text:span><text:span text:style-name="T22">com 200mm de altura, capacidade para 6000 litros</text:span><text:span text:style-name="T15">. </text:span><text:span text:style-name="T22">O gasto mensal de agua está calculado em 33mm ou 1000 litros por mês, em que serve diariamente 7 litros para o cozedura da sopa e 26 litros para a rega das batatas doces e soja em cultivo. A agua da lavagem do equipamento que produz a sopa serve para a rega. <text:s/></text:span></text:p>
      <text:p text:style-name="P25"><text:span text:style-name="T22">A maquina </text:span><text:span text:style-name="T15">serve para locais com precipitação desde </text:span><text:span text:style-name="T22">400mm</text:span><text:span text:style-name="T15"> anuais.</text:span></text:p>
      <text:p text:style-name="P25"><text:span text:style-name="T17">Siga </text:span><text:a xlink:type="simple" xlink:href="https://climate-data.org/" text:style-name="Internet_20_link" text:visited-style-name="Visited_20_Internet_20_Link"><text:span text:style-name="T17">https://climate-</text:span></text:a><text:a xlink:type="simple" xlink:href="https://climate-data.org/" text:style-name="Internet_20_link" text:visited-style-name="Visited_20_Internet_20_Link"><text:span text:style-name="T17">data.org/</text:span></text:a><text:span text:style-name="T17"> <text:s/>para </text:span><text:span text:style-name="T22">verificar</text:span><text:span text:style-name="T17"> as pluviosidade em vários locais do planeta.</text:span></text:p>
      <text:p text:style-name="P12"><text:s/></text:p>
      <text:h text:style-name="P39" text:outline-level="2"><text:bookmark-start text:name="__RefHeading___Toc455_155589717"/><text:span text:style-name="T24">G</text:span>estão de cultivo <text:bookmark-end text:name="__RefHeading___Toc455_155589717"/></text:h>
      <text:p text:style-name="P13">A gestão de cultivo é feita por um robô em carris pela parte de cima <text:span text:style-name="T25">de cada patamar</text:span>, em que as suas medidas exteriores não ultrapassam os 300 milímetros de diâmetro quando em movimento.</text:p>
      <text:p text:style-name="P14">Uma hora antes de anoitecer, o sistema desliga a restrição de 3 doses <text:span text:style-name="T26">por pessoa</text:span>, até o recipiente de batata doce ficar vazio. </text:p>
      <text:p text:style-name="P15">Nessa altura antes de o painel solar da nascente se posicionar para o dia seguinte, o robô vai buscar as batatas para o dia seguinte e coloca-as num recipiente em que elas ficam de molho durante a noite para retirar os oxalatos.</text:p>
      <text:p text:style-name="P16">Nessa fase são colocadas as mudas para crescerem 15 dias, provenientes da colheita <text:span text:style-name="T27">anterior</text:span>.</text:p>
      <text:p text:style-name="P15">Quando o robô vai buscar as batatas <text:span text:style-name="T28">doces e a soja</text:span>, <text:span text:style-name="T28">cultiva </text:span>de imediato as seguintes, <text:span text:style-name="T24">com a muda mais antiga já crescida com 15 dias fazendo assim a rotatividade, e</text:span> <text:span text:style-name="T28">trocando o local da batata doce pela soja, fazendo assim uma rotação cultivar, que vai trazer benefícios tanto no crescimento</text:span> <text:span text:style-name="T28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8">cultivo</text:span> dessas. Os cerca de 120 metros quadrados vão ficar em <text:span text:style-name="T29">128</text:span> divisões, fazendo <text:span text:style-name="T30">a rotatividade em 128 dias, de forma a que o robô sabe exatamente a localização onde estão as batatas doces e soja mais maduras, fazendo assim um ciclo permanente. Assim fica uma fileira de 3 metros disponíveis para cada dia, o que vai equivaler aos cerca de 15 litros de sopa de batata doce com soja.</text:span></text:p>
      <text:h text:style-name="P41" text:outline-level="3"><text:bookmark-start text:name="__RefHeading___Toc698_155589717"/>Rega<text:bookmark-end text:name="__RefHeading___Toc698_155589717"/></text:h>
      <text:p text:style-name="P17">A rega <text:span text:style-name="T31">é</text:span> feita pelo <text:span text:style-name="T3">robô</text:span> p<text:span text:style-name="T31">or volta do</text:span> meio-dia quando há mais excedente de energia proveniente dos painéis solares. <text:span text:style-name="T31">Sendo necessário rega de 3 em 3 dias, o robô movimenta-se na rega em cerca de 30 blocos a cada dia, fazendo também algum controlo mecânico com <text:s/>as possíveis pragas e ervas daninhas.</text:span></text:p>
      <text:h text:style-name="P35" text:outline-level="1"><text:bookmark-start text:name="__RefHeading___Toc486_1709815141"/><text:soft-page-break/>Sistema <text:span text:style-name="T58">elétrico</text:span><text:bookmark-end text:name="__RefHeading___Toc486_1709815141"/></text:h>
      <text:h text:style-name="P39" text:outline-level="2"><text:bookmark-start text:name="__RefHeading___Toc586_155589717"/>Energia<text:bookmark-end text:name="__RefHeading___Toc586_155589717"/></text:h>
      <text:p text:style-name="P5">Energia renovável para alimentar os leds, o robô e outras componentes:</text:p>
      <text:list xml:id="list2479846542" text:style-name="L3">
        <text:list-item>
          <text:p text:style-name="P48">Painéis solares fotovoltaicos, <text:span text:style-name="T32">em 3 módulos, movimentados por actuadores lineares.</text:span>.</text:p>
        </text:list-item>
        <text:list-item>
          <text:p text:style-name="P52">Eólica urbana de baixo ruído.</text:p>
        </text:list-item>
      </text:list>
      <text:p text:style-name="P2"><text:span text:style-name="T34">A</text:span><text:span text:style-name="T33"> maquina só funciona durante o dia, quando o sol nasce e começa a </text:span><text:span text:style-name="T35">haver</text:span><text:span text:style-name="T33"> energia suficiente no estabilizador.</text:span></text:p>
      <text:p text:style-name="P3"><text:span text:style-name="T33">Os painéis solares são em 2 ou 3 módulos, cada um com sistema de seguidor solar, </text:span><text:span text:style-name="T36">em que na ultima hora de sol, o painel do lado da nascente posiciona-se para onde o sol nasce no dia a seguir. Quando este receber energia, os outros posicionam-se devidamente ao sol. Isto porque o sistema não vai ter baterias </text:span><text:span text:style-name="T35">pelo que </text:span><text:span text:style-name="T36">além de serem dispendiosas, têm durabilidade reduzida e as maquinas são para ter o mínimo de manutenção possível, dado que vão ser bastantes e são apropriadas para sítios remotos.</text:span></text:p>
      <text:h text:style-name="P39" text:outline-level="2"><text:bookmark-start text:name="__RefHeading___Toc588_155589717"/>Iluminação<text:bookmark-end text:name="__RefHeading___Toc588_155589717"/></text:h>
      <text:list xml:id="list3231857609" text:style-name="L4">
        <text:list-item>
          <text:p text:style-name="P49">Feita com leds de consumo energético mínimo, com somente o comprimento de onda necessário para o crescimento da planta.</text:p>
        </text:list-item>
        <text:list-item>
          <text:p text:style-name="P54">19 lâmpadas led em cada corredor, fazendo 76 lâmpadas ao total, com 8 watts de energia cada, perfaz 608 watts no total para a iluminação.</text:p>
        </text:list-item>
      </text:list>
      <text:h text:style-name="P39" text:outline-level="2"><text:bookmark-start text:name="__RefHeading___Toc572_155589717"/>Ventilação<text:bookmark-end text:name="__RefHeading___Toc572_155589717"/></text:h>
      <text:p text:style-name="P21">Contem duas ventoinhas com passagens de ar, em que a saída de fluxo do ar tem um sistema que fecha completamente em caso de paragem da ventoinha, isto para a situação de impedir ao máximo a entrada de <text:span text:style-name="T58">inse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p text:style-name="P22">Tem ar condicionado que funciona quando o sensor de temperatura interna da estufa indica menos de 15 graus centígrados. O ar condicionado funciona numa rotatividade aliado à carga e descarga das baterias, sendo que <text:span text:style-name="T60">retém</text:span> a energia para momentos mais frios. As entradas de ar fecham à noite, nos momentos frios.</text:p>
      <text:h text:style-name="P39" text:outline-level="2"><text:bookmark-start text:name="__RefHeading___Toc590_155589717"/>Funções do <text:span text:style-name="T47">robô</text:span><text:bookmark-end text:name="__RefHeading___Toc590_155589717"/></text:h>
      <text:list xml:id="list2983697317" text:style-name="L5">
        <text:list-item>
          <text:p text:style-name="P50">Regulação <text:span text:style-name="T58">ótima</text:span> da iluminação.</text:p>
        </text:list-item>
        <text:list-item>
          <text:p text:style-name="P50">Realização do cultivo.</text:p>
        </text:list-item>
        <text:list-item>
          <text:p text:style-name="P51">Rega com balde, minimizando tubagens, válvulas e controladoras, assim há melhor gestão quando a agua não é abundante.</text:p>
        </text:list-item>
        <text:list-item>
          <text:p text:style-name="P50">Colheita <text:span text:style-name="T48">da batata doce e soja.</text:span></text:p>
        </text:list-item>
        <text:list-item text:start-value="1">
          <text:p text:style-name="P50">Programas de manutenções várias.</text:p>
        </text:list-item>
        <text:list-item>
          <text:p text:style-name="P50"><text:soft-page-break/>Substituição de leds avariados.</text:p>
        </text:list-item>
        <text:list-item>
          <text:p text:style-name="P50">Participação na construção da estrutura.</text:p>
        </text:list-item>
        <text:list-item>
          <text:p text:style-name="P53">Entre outras, <text:span text:style-name="T58">recetivo</text:span> a constante programação e auto-aprendizagem consoante o que for preciso.</text:p>
        </text:list-item>
      </text:list>
      <text:h text:style-name="P35" text:outline-level="1"><text:bookmark-start text:name="__RefHeading___Toc457_155589717"/>Zona da <text:span text:style-name="T49">frente</text:span><text:bookmark-end text:name="__RefHeading___Toc457_155589717"/></text:h>
      <text:p text:style-name="P27"><text:span text:style-name="T50">Produção</text:span> de compostagem</text:p>
      <text:p text:style-name="P28"/>
      <text:p text:style-name="P27">Saponária</text:p>
      <text:h text:style-name="P40" text:outline-level="2"><text:bookmark-start text:name="__RefHeading___Toc574_155589717"/>Copos<text:bookmark-end text:name="__RefHeading___Toc574_155589717"/></text:h>
      <text:p text:style-name="P18">Os copos têm identificação que fica associada à impressão digital.</text:p>
      <text:p text:style-name="P18">Na situação de o copo utilizado não for recolocado pela pessoa, na próxima vez que a pessoa voltar, vai ser informada que precisa meter o copo ou a dose de sopa que vai receber será reduzida, até recolocar o copo, isto com a tolerância de um mês para situação de alguma quebra que poderá acontecer ao copo. <text:span text:style-name="T51">A maquina vai ter um stock de 20 ou 30 <text:s/>copos de reserva, antecipando estas situações,</text:span></text:p>
      <text:p text:style-name="P23"><text:span text:style-name="T52">Os copos naturalmente são feitos de material resistente, </text:span><text:span text:style-name="T53">com a mais baixa porosidade ou permeabilidade possível no intuito de ficar o mínimo resíduo possível <text:s/>quando utilizados</text:span><text:span text:style-name="T52">.</text:span></text:p>
      <text:h text:style-name="P41" text:outline-level="3"><text:bookmark-start text:name="__RefHeading___Toc576_155589717"/>Lavagem<text:bookmark-end text:name="__RefHeading___Toc576_155589717"/></text:h>
      <text:p text:style-name="P24"><text:span text:style-name="T15">Tem sistema de reutilização de copos, em que os mesmos ao serem colocados no </text:span><text:span text:style-name="T23">respetivo</text:span><text:span text:style-name="T15"> local, há um sistema de lavagem pressurizad</text:span><text:span text:style-name="T19">o</text:span><text:span text:style-name="T15"> </text:span><text:span text:style-name="T20">com agua quente e sabão natural saponaria </text:span><text:a xlink:type="simple" xlink:href="http://wikipedia.org/wiki/Saponaria" text:style-name="Internet_20_link" text:visited-style-name="Visited_20_Internet_20_Link"><text:span text:style-name="T15">http://wikipedia.org/wiki/Saponari</text:span></text:a><text:a xlink:type="simple" xlink:href="http://wikipedia.org/wiki/Saponaria" text:style-name="Internet_20_link" text:visited-style-name="Visited_20_Internet_20_Link"><text:span text:style-name="T18">a</text:span></text:a><text:span text:style-name="T18">, produzido na mesma unidade, </text:span><text:span text:style-name="T15"><text:s/>praticamente equivalente </text:span><text:span text:style-name="T19">à</text:span><text:span text:style-name="T15"> esterilização. O</text:span><text:span text:style-name="T21"> sistema de lavagem é </text:span><text:span text:style-name="T23">otimizado</text:span><text:span text:style-name="T21"> para gastar o mínimo de agua e energia, em que há um molde com afastamento de alguns milímetros das paredes dos copos.</text:span></text:p>
      <text:p text:style-name="P19">O mesmo sistema é utilizado para a lavagem da panela.</text:p>
      <text:h text:style-name="P39" text:outline-level="2"><text:bookmark-start text:name="__RefHeading___Toc584_155589717"/><text:span text:style-name="T54">Produção da sopa</text:span> <text:bookmark-end text:name="__RefHeading___Toc584_155589717"/></text:h>
      <text:p text:style-name="P4"><text:span text:style-name="T37">A</text:span><text:span text:style-name="T38">o inicio do dia, o sistema automático vai colocar as batatas doces no recipiente de cozimento a pressão</text:span><text:span text:style-name="T39">.</text:span></text:p>
      <text:p text:style-name="P20"/>
      <text:h text:style-name="P36" text:outline-level="1"><text:bookmark-start text:name="__RefHeading___Toc488_1709815141"/>Zona de servimento<text:bookmark-end text:name="__RefHeading___Toc488_1709815141"/></text:h>
      <text:p text:style-name="P29"/>
      <text:p text:style-name="P31"><draw:frame draw:style-name="fr1" draw:name="Image3" text:anchor-type="paragraph" svg:x="0.12cm" svg:y="0.273cm" svg:width="9.084cm" svg:height="5.623cm" draw:z-index="1"><draw:image xlink:href="../panela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h text:style-name="P38" text:outline-level="1"/>
      <text:h text:style-name="P38" text:outline-level="1"/>
      <text:h text:style-name="P38" text:outline-level="1">Manutenção</text:h>
      <text:p text:style-name="P33">A manutenção é feita de 5 em 5 anos.</text:p>
      <text:p text:style-name="P32"><text:span text:style-name="T55">Muda as lâmpadas <text:s/>led, </text:span><text:span text:style-name="T56">abastece</text:span><text:span text:style-name="T55"> o silo de adubo com 50kg </text:span><text:span text:style-name="T57">e muda os filtros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3T16:03:23.331000000</meta:creation-date>
    <dc:date>2019-10-03T01:56:26.613000000</dc:date>
    <meta:editing-duration>P15DT15H33M42S</meta:editing-duration>
    <meta:editing-cycles>21</meta:editing-cycles>
    <meta:generator>LibreOffice/6.3.1.2$Windows_X86_64 LibreOffice_project/b79626edf0065ac373bd1df5c28bd630b4424273</meta:generator>
    <meta:document-statistic meta:table-count="0" meta:image-count="3" meta:object-count="0" meta:page-count="6" meta:paragraph-count="80" meta:word-count="1614" meta:character-count="9454" meta:non-whitespace-character-count="7931"/>
  </office:meta>
</office:document-meta>
</file>